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6B000002DB30EB53D7.svm" manifest:media-type=""/>
  <manifest:file-entry manifest:full-path="Pictures/200000010000018E000000FE95B713E6.svm" manifest:media-type=""/>
  <manifest:file-entry manifest:full-path="Pictures/20000001000001BC000000FE7077D698.svm" manifest:media-type=""/>
  <manifest:file-entry manifest:full-path="Pictures/20000002000001C00000011D13936D04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TexMathsArgs="10§display§\Delta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0§display§\Delt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{}=\frac{\Delta v}{\Delta 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387cm" svg:height="4.063cm" svg:x="3.307cm" svg:y="0.254cm">
          <draw:image xlink:href="Pictures/20000002000001C00000011D13936D04.eps" xlink:type="simple" xlink:show="embed" xlink:actuate="onLoad">
            <text:p/>
          </draw:image>
          <draw:glue-point draw:id="4" svg:x="-1.368cm" svg:y="2.286cm"/>
          <draw:glue-point draw:id="5" svg:x="-1.488cm" svg:y="3.339cm"/>
        </draw:frame>
        <draw:line draw:style-name="gr2" draw:text-style-name="P1" xml:id="id4" draw:id="id4" draw:layer="layout" svg:x1="5.494cm" svg:y1="3.618cm" svg:x2="5.626cm" svg:y2="3.618cm">
          <text:p/>
        </draw:line>
        <draw:line draw:style-name="gr2" draw:text-style-name="P1" xml:id="id2" draw:id="id2" draw:layer="layout" svg:x1="5.63cm" svg:y1="3.628cm" svg:x2="5.63cm" svg:y2="2.749cm">
          <text:p/>
        </draw:line>
        <draw:frame draw:style-name="gr3" draw:text-style-name="P1" xml:id="id1" draw:id="id1" draw:layer="layout" svg:width="0.443cm" svg:height="0.253cm" svg:x="5.986cm" svg:y="3.007cm">
          <draw:image xlink:href="Pictures/20000001000001BC000000FE7077D698.svm" xlink:type="simple" xlink:show="embed" xlink:actuate="onLoad">
            <text:p/>
          </draw:image>
        </draw:frame>
        <draw:frame draw:style-name="gr4" draw:text-style-name="P1" xml:id="id3" draw:id="id3" draw:layer="layout" svg:width="0.397cm" svg:height="0.253cm" svg:x="6.203cm" svg:y="4.119cm">
          <draw:image xlink:href="Pictures/200000010000018E000000FE95B713E6.svm" xlink:type="simple" xlink:show="embed" xlink:actuate="onLoad">
            <text:p/>
          </draw:image>
        </draw:frame>
        <draw:connector draw:style-name="gr5" draw:text-style-name="P1" draw:layer="layout" draw:type="curve" draw:line-skew="0.751cm" svg:x1="5.986cm" svg:y1="3.133cm" svg:x2="5.63cm" svg:y2="3.188cm" draw:start-shape="id1" draw:start-glue-point="3" draw:end-shape="id2" draw:end-glue-point="1" svg:d="M5986 3133c-159 0 19 55-356 55" svg:viewBox="0 0 357 56">
          <text:p/>
        </draw:connector>
        <draw:connector draw:style-name="gr5" draw:text-style-name="P1" draw:layer="layout" draw:type="curve" svg:x1="6.203cm" svg:y1="4.245cm" svg:x2="5.56cm" svg:y2="3.618cm" draw:start-shape="id3" draw:start-glue-point="3" draw:end-shape="id4" draw:end-glue-point="0" svg:d="M6203 4245c-429 0-643-209-643-627" svg:viewBox="0 0 644 628">
          <text:p/>
        </draw:connector>
        <draw:frame draw:style-name="gr6" draw:text-style-name="P2" draw:layer="layout" svg:width="1.429cm" svg:height="0.848cm" svg:x="0.517cm" svg:y="2.478cm">
          <draw:text-box>
            <text:p text:style-name="P2"><text:span text:style-name="T1">رفتار چال</text:span></text:p>
          </draw:text-box>
        </draw:frame>
        <draw:frame draw:style-name="gr7" draw:text-style-name="P1" draw:layer="layout" svg:width="1.049cm" svg:height="0.876cm" svg:x="1.848cm" svg:y="2.445cm">
          <draw:image xlink:href="Pictures/200000010000036B000002DB30EB53D7.svm" xlink:type="simple" xlink:show="embed" xlink:actuate="onLoad">
            <text:p/>
          </draw:image>
        </draw:frame>
        <draw:frame draw:style-name="gr6" draw:text-style-name="P2" draw:layer="layout" svg:width="1.573cm" svg:height="0.848cm" svg:x="8.544cm" svg:y="0.7cm">
          <draw:text-box>
            <text:p text:style-name="P2"><text:span text:style-name="T1">داخلی اشارہ</text:span></text:p>
          </draw:text-box>
        </draw:frame>
        <draw:frame draw:style-name="gr6" draw:text-style-name="P2" draw:layer="layout" svg:width="1.653cm" svg:height="0.848cm" svg:x="8.544cm" svg:y="2.553cm">
          <draw:text-box>
            <text:p text:style-name="P2"><text:span text:style-name="T1">خارجی اشار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8T14:13:39</meta:creation-date>
    <meta:editing-duration>PT11M36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7T16:42:48.026176661</dc:date>
    <meta:document-statistic meta:object-count="11"/>
    <meta:template xlink:type="simple" xlink:actuate="onRequest" xlink:title="kkkFigures" xlink:href="../../../../.libreoffice/3/user/template/kkkFigures.otg" meta:date="2014-03-28T14:13:39"/>
  </office:meta>
</office:document-meta>
</file>